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fo:font-family="'Courier New'" style:font-family-generic="modern" style:font-pitch="fixed" fo:font-size="6pt" fo:font-style="italic" style:font-size-asian="6pt" style:font-style-asian="italic" style:font-size-complex="6pt" style:font-style-complex="italic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T1" style:family="text">
      <style:text-properties fo:font-family="'Courier New'" style:font-family-generic="modern" style:font-pitch="fixed" fo:font-size="6pt" fo:font-style="italic" style:font-size-asian="6pt" style:font-style-asian="italic" style:font-size-complex="6pt" style:font-style-complex="italic"/>
    </style:style>
    <style:style style:name="T2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4cm" svg:height="4.2cm" svg:x="4.9cm" svg:y="5.5cm">
          <text:p/>
        </draw:rect>
        <draw:rect draw:style-name="gr2" draw:text-style-name="P2" draw:layer="layout" svg:width="0.6cm" svg:height="0.7cm" svg:x="9.7cm" svg:y="6.2cm">
          <text:p text:style-name="P2">12</text:p>
        </draw:rect>
        <draw:rect draw:style-name="gr2" draw:text-style-name="P2" draw:layer="layout" svg:width="0.6cm" svg:height="0.7cm" svg:x="10.3cm" svg:y="6.2cm">
          <text:p text:style-name="P2">34</text:p>
        </draw:rect>
        <draw:rect draw:style-name="gr2" draw:text-style-name="P2" draw:layer="layout" svg:width="0.6cm" svg:height="0.7cm" svg:x="10.9cm" svg:y="6.2cm">
          <text:p text:style-name="P2">56</text:p>
        </draw:rect>
        <draw:rect draw:style-name="gr2" draw:text-style-name="P2" draw:layer="layout" svg:width="0.6cm" svg:height="0.7cm" svg:x="11.5cm" svg:y="6.2cm">
          <text:p text:style-name="P2">78</text:p>
        </draw:rect>
        <draw:rect draw:style-name="gr3" draw:text-style-name="P3" draw:layer="layout" svg:width="2.4cm" svg:height="0.7cm" svg:x="9.5cm" svg:y="5.5cm">
          <text:p text:style-name="P3">ptr1</text:p>
        </draw:rect>
        <draw:rect draw:style-name="gr2" draw:text-style-name="P2" draw:layer="layout" svg:width="0.6cm" svg:height="0.7cm" svg:x="15.1cm" svg:y="6.7cm">
          <text:p text:style-name="P2">'y'</text:p>
        </draw:rect>
        <draw:rect draw:style-name="gr3" draw:text-style-name="P3" draw:layer="layout" svg:width="0.7cm" svg:height="0.7cm" svg:x="15.1cm" svg:y="6cm">
          <text:p text:style-name="P3">Z</text:p>
        </draw:rect>
        <draw:rect draw:style-name="gr2" draw:text-style-name="P2" draw:layer="layout" svg:width="0.6cm" svg:height="0.7cm" svg:x="9.7cm" svg:y="8.4cm">
          <text:p text:style-name="P2">AA</text:p>
        </draw:rect>
        <draw:rect draw:style-name="gr2" draw:text-style-name="P2" draw:layer="layout" svg:width="0.6cm" svg:height="0.7cm" svg:x="10.3cm" svg:y="8.4cm">
          <text:p text:style-name="P2">AA</text:p>
        </draw:rect>
        <draw:rect draw:style-name="gr2" draw:text-style-name="P2" draw:layer="layout" svg:width="0.6cm" svg:height="0.7cm" svg:x="10.9cm" svg:y="8.4cm">
          <text:p text:style-name="P2">11</text:p>
        </draw:rect>
        <draw:rect draw:style-name="gr2" draw:text-style-name="P2" draw:layer="layout" svg:width="0.6cm" svg:height="0.7cm" svg:x="11.5cm" svg:y="8.4cm">
          <text:p text:style-name="P2">11</text:p>
        </draw:rect>
        <draw:rect draw:style-name="gr3" draw:text-style-name="P3" draw:layer="layout" svg:width="2.4cm" svg:height="0.7cm" svg:x="9.5cm" svg:y="7.7cm">
          <text:p text:style-name="P3">ptr2</text:p>
        </draw:rect>
        <draw:rect draw:style-name="gr2" draw:text-style-name="P2" draw:layer="layout" svg:width="0.6cm" svg:height="0.7cm" svg:x="13.3cm" svg:y="8cm">
          <text:p text:style-name="P2">55</text:p>
        </draw:rect>
        <draw:rect draw:style-name="gr3" draw:text-style-name="P3" draw:layer="layout" svg:width="1.2cm" svg:height="0.7cm" svg:x="13.1cm" svg:y="7.4cm">
          <text:p text:style-name="P3">num</text:p>
        </draw:rect>
        <draw:path draw:style-name="gr4" draw:text-style-name="P1" draw:layer="layout" svg:width="2.999cm" svg:height="0.499cm" svg:x="12.1cm" svg:y="6.5cm" svg:viewBox="0 0 3000 500" svg:d="M3000 500c-1400 0-1900-500-3000-500">
          <text:p/>
        </draw:path>
        <draw:rect draw:style-name="gr3" draw:text-style-name="P4" draw:layer="layout" svg:width="2.2cm" svg:height="0.7cm" svg:x="13.7cm" svg:y="6.3cm">
          <text:p text:style-name="P4"><text:span text:style-name="T1">1234ABCD</text:span></text:p>
        </draw:rect>
        <draw:rect draw:style-name="gr3" draw:text-style-name="P4" draw:layer="layout" svg:width="2.2cm" svg:height="0.7cm" svg:x="12cm" svg:y="7.6cm">
          <text:p text:style-name="P4"><text:span text:style-name="T1">AAAA1111</text:span></text:p>
        </draw:rect>
        <draw:path draw:style-name="gr4" draw:text-style-name="P1" draw:layer="layout" svg:width="1.199cm" svg:height="0.399cm" svg:x="12.1cm" svg:y="8.3cm" svg:viewBox="0 0 1200 400" svg:d="M1200 0c-1400 0-100 400-1200 400">
          <text:p/>
        </draw:path>
        <draw:rect draw:style-name="gr2" draw:text-style-name="P2" draw:layer="layout" svg:width="0.6cm" svg:height="0.7cm" svg:x="13.9cm" svg:y="8cm">
          <text:p text:style-name="P2">66</text:p>
        </draw:rect>
        <draw:rect draw:style-name="gr2" draw:text-style-name="P2" draw:layer="layout" svg:width="0.6cm" svg:height="0.7cm" svg:x="14.5cm" svg:y="8cm">
          <text:p text:style-name="P2">00</text:p>
        </draw:rect>
        <draw:rect draw:style-name="gr2" draw:text-style-name="P2" draw:layer="layout" svg:width="0.6cm" svg:height="0.7cm" svg:x="15.1cm" svg:y="8cm">
          <text:p text:style-name="P2">00</text:p>
        </draw:rect>
        <draw:rect draw:style-name="gr3" draw:text-style-name="P5" draw:layer="layout" svg:width="4.1cm" svg:height="3.2cm" svg:x="5.1cm" svg:y="5.9cm">
          <text:p text:style-name="P5"><text:span text:style-name="T2">char z = 'y';</text:span></text:p>
          <text:p text:style-name="P5"><text:span text:style-name="T2">char *ptr1 = &amp;z;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int num = 0x6655;</text:span></text:p>
          <text:p text:style-name="P5"><text:span text:style-name="T2">Int *ptr2 = &amp;num;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man </meta:initial-creator>
    <meta:creation-date>2019-09-29T08:27:25.42</meta:creation-date>
    <dc:date>2019-09-29T08:43:46.07</dc:date>
    <dc:creator>Roman </dc:creator>
    <meta:editing-duration>PT45S</meta:editing-duration>
    <meta:editing-cycles>1</meta:editing-cycles>
    <meta:document-statistic meta:object-count="23"/>
    <meta:generator>OpenOffice/4.1.5$Win32 OpenOffice.org_project/415m1$Build-9789</meta:generator>
  </office:meta>
</office:document-meta>
</file>